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Text_20_body">
      <style:text-properties officeooo:rsid="01048fec" officeooo:paragraph-rsid="01099410"/>
    </style:style>
    <style:style style:name="P65" style:family="paragraph" style:parent-style-name="Text_20_body">
      <style:text-properties officeooo:rsid="01048fec" officeooo:paragraph-rsid="010b7255"/>
    </style:style>
    <style:style style:name="P66" style:family="paragraph" style:parent-style-name="Text_20_body">
      <style:text-properties officeooo:rsid="01048fec" officeooo:paragraph-rsid="010c2e2a"/>
    </style:style>
    <style:style style:name="P67" style:family="paragraph" style:parent-style-name="Text_20_body">
      <style:text-properties officeooo:rsid="01048fec" officeooo:paragraph-rsid="010cf1e0"/>
    </style:style>
    <style:style style:name="P68" style:family="paragraph" style:parent-style-name="Text_20_body">
      <style:text-properties officeooo:rsid="010cf1e0" officeooo:paragraph-rsid="010d6036"/>
    </style:style>
    <style:style style:name="P69" style:family="paragraph" style:parent-style-name="Text_20_body">
      <style:text-properties officeooo:rsid="010e431a" officeooo:paragraph-rsid="010e431a"/>
    </style:style>
    <style:style style:name="P70" style:family="paragraph" style:parent-style-name="Text_20_body">
      <style:text-properties officeooo:paragraph-rsid="010f8710"/>
    </style:style>
    <style:style style:name="P71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  <style:style style:name="T40" style:family="text">
      <style:text-properties officeooo:rsid="01064a26"/>
    </style:style>
    <style:style style:name="T41" style:family="text">
      <style:text-properties officeooo:rsid="010900be"/>
    </style:style>
    <style:style style:name="T42" style:family="text">
      <style:text-properties officeooo:rsid="010cf1e0"/>
    </style:style>
    <style:style style:name="T43" style:family="text">
      <style:text-properties officeooo:rsid="010f8710"/>
    </style:style>
    <style:style style:name="T44" style:family="text">
      <style:text-properties officeooo:rsid="010e431a"/>
    </style:style>
    <style:style style:name="T45" style:family="text">
      <style:text-properties officeooo:rsid="0110b0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 table:style-name="TableLine2248081611472">
          <table:table-cell table:style-name="Tabelle1.A1" office:value-type="string">
            <text:h text:style-name="P71" text:outline-level="1"><text:bookmark-start text:name="__RefHeading___Toc453_413504702"/>3<text:span text:style-name="T45">7</text:span> Manual Update History<text:bookmark-end text:name="__RefHeading___Toc453_413504702"/></text:h>
          </table:table-cell>
        </table:table-row>
      </table:table>
      <text:p text:style-name="Text_20_body"/>
      <text:p text:style-name="P70"><text:span text:style-name="T43">27.11</text:span><text:span text:style-name="T44">.2020 - </text:span><text:span text:style-name="T42">Updated the manual to Bforartists 2 version 2.</text:span><text:span text:style-name="T43">6.0</text:span></text:p>
      <text:p text:style-name="P69">24.09.2020 - <text:span text:style-name="T42">Updated the manual to Bforartists 2 version 2.5.</text:span>1</text:p>
      <text:p text:style-name="P68">01.09.2020 - Updated the manual to Bforartists 2 version 2.5.0</text:p>
      <text:p text:style-name="P68">31.08.2020 - Cleanup and spell checking.</text:p>
      <text:p text:style-name="P67">28.08.2020 - Improved chapter 7.3.6 Editors - 3D View - Sidebar - Tool Tab - Mesh - Sculpt Mode</text:p>
      <text:p text:style-name="P66">27.08.2020 - Updated the manual to Bforartists 2 version 2.5.0</text:p>
      <text:p text:style-name="P65">24.08.2020 - Added chapters 13 around video editing</text:p>
      <text:p text:style-name="P64">17.08.2020 - Added chapter 25.10.6<text:span text:style-name="T41"> + 25.10.7 + <text:s/>25.10.8</text:span></text:p>
      <text:p text:style-name="P63">1<text:span text:style-name="T39">3</text:span>.08.2020 - Added chapter 25.10.<text:span text:style-name="T39">4 + <text:s/></text:span>25.10.<text:span text:style-name="T40">5</text:span></text:p>
      <text:p text:style-name="P62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 chapters, added chapter 25.6 Editors - Properties Editor - World Tab</text:span></text:p>
      <text:p text:style-name="P46"><text:soft-page-break/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<text:soft-page-break/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<text:soft-page-break/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<text:soft-page-break/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<text:soft-page-break/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0b02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7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7M28S</meta:editing-duration>
    <meta:editing-cycles>246</meta:editing-cycles>
    <meta:generator>LibreOffice/6.4.7.2$Windows_X86_64 LibreOffice_project/639b8ac485750d5696d7590a72ef1b496725cfb5</meta:generator>
    <dc:date>2020-12-13T18:40:39.423000000</dc:date>
    <meta:document-statistic meta:table-count="1" meta:image-count="0" meta:object-count="0" meta:page-count="6" meta:paragraph-count="156" meta:word-count="2269" meta:character-count="12904" meta:non-whitespace-character-count="10775"/>
    <meta:template xlink:type="simple" xlink:actuate="onRequest" xlink:title="standard1cm" xlink:href="../../../../AppData/Roaming/LibreOffice/4/user/template/standard1cm.ott" meta:date="2016-03-28T18:47:57.125000000"/>
  </office:meta>
</office:document-meta>
</file>